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91176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a2057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a3fa3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0a9d09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0bab55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0d7ac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0133b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11e862" officeooo:paragraph-rsid="0011e862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1e862"/>
    </style:style>
    <style:style style:name="T1" style:family="text">
      <style:text-properties officeooo:rsid="0008f8a7"/>
    </style:style>
    <style:style style:name="T2" style:family="text">
      <style:text-properties officeooo:rsid="00091176"/>
    </style:style>
    <style:style style:name="T3" style:family="text">
      <style:text-properties officeooo:rsid="000a2057"/>
    </style:style>
    <style:style style:name="T4" style:family="text">
      <style:text-properties officeooo:rsid="000a3fa3"/>
    </style:style>
    <style:style style:name="T5" style:family="text">
      <style:text-properties officeooo:rsid="000afd66"/>
    </style:style>
    <style:style style:name="T6" style:family="text">
      <style:text-properties officeooo:rsid="000bab55"/>
    </style:style>
    <style:style style:name="T7" style:family="text">
      <style:text-properties officeooo:rsid="000d7ace"/>
    </style:style>
    <style:style style:name="T8" style:family="text">
      <style:text-properties officeooo:rsid="0011e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k '{print $1,$4}' employee.txt</text:p>
      <text:p text:style-name="P1">awk '/manager/ {print}' employee.txt </text:p>
      <text:p text:style-name="P1">awk '{if($<text:span text:style-name="T1">4</text:span> <text:span text:style-name="T1">&gt;</text:span>= "<text:span text:style-name="T1">30000</text:span>") print $<text:span text:style-name="T1">1,$4</text:span>;}' <text:span text:style-name="T1">employee</text:span>.txt</text:p>
      <text:p text:style-name="P2">awk '{if($<text:span text:style-name="T1">4</text:span> <text:span text:style-name="T1">&gt;</text:span>= "<text:span text:style-name="T1">30000</text:span>") print <text:span text:style-name="T2">NR,</text:span>$<text:span text:style-name="T1">1,$4</text:span>;}' <text:span text:style-name="T1">employee</text:span>.txt</text:p>
      <text:p text:style-name="P2">awk '{if($<text:span text:style-name="T1">4</text:span> <text:span text:style-name="T1">&gt;</text:span>= "<text:span text:style-name="T1">30000</text:span>") <text:span text:style-name="T2">count++} END {</text:span>print <text:span text:style-name="T2">count</text:span>}' <text:span text:style-name="T1">employee</text:span>.txt</text:p>
      <text:p text:style-name="P3">awk '/manager/ {print <text:span text:style-name="T3">substr($1,1,4)</text:span>}' employee.txt </text:p>
      <text:p text:style-name="P4">awk '/manager/ {print <text:span text:style-name="T4">toupper($1)</text:span>}' employee.txt </text:p>
      <text:p text:style-name="P5">awk '/manager/ {print <text:span text:style-name="T4">tolower($1)</text:span>}' employee.txt </text:p>
      <text:p text:style-name="P5">awk '/manager/ {print <text:span text:style-name="T4">toupper(substr($1,1,1)) substr($1,2)</text:span>}' employee.txt</text:p>
      <text:p text:style-name="P9">#Number of line in a file</text:p>
      <text:p text:style-name="P5">awk 'END { print NR }' <text:span text:style-name="T5">employee</text:span>.txt </text:p>
      <text:p text:style-name="P9">#Number of fields in a file</text:p>
      <text:p text:style-name="P10">awk '<text:span text:style-name="T8">BEGIN</text:span> <text:span text:style-name="T8">{FS=" "} END {print NF}'</text:span> <text:span text:style-name="T5">employee</text:span>.txt </text:p>
      <text:p text:style-name="P6">awk '{if($<text:span text:style-name="T1">4</text:span> <text:span text:style-name="T1">&gt;</text:span>= "<text:span text:style-name="T1">30000</text:span>" <text:span text:style-name="T6">&amp;&amp; $2 == "manager"</text:span>) print $<text:span text:style-name="T1">1,$2,$4</text:span>;}' <text:span text:style-name="T1">employee</text:span>.txt</text:p>
      <text:p text:style-name="P7">awk '{if($<text:span text:style-name="T1">4</text:span> <text:span text:style-name="T1">&gt;</text:span>= "<text:span text:style-name="T1">30000</text:span>" <text:span text:style-name="T6">&amp;&amp; $2 != "manager"</text:span>) print $<text:span text:style-name="T1">1,$2,$4</text:span>;}' <text:span text:style-name="T1">employee</text:span>.txt</text:p>
      <text:p text:style-name="P7">awk '{if($<text:span text:style-name="T1">4</text:span> <text:span text:style-name="T1">&gt;</text:span>= "<text:span text:style-name="T1">30000</text:span>" <text:span text:style-name="T7">|| $2 == "manager"</text:span>) print $<text:span text:style-name="T1">1,$2,$4</text:span>;}' <text:span text:style-name="T1">employee</text:span>.txt</text:p>
      <text:p text:style-name="P8">awk '{if($<text:span text:style-name="T1">4</text:span> <text:span text:style-name="T1">&gt;</text:span>= "<text:span text:style-name="T1">30000</text:span>" <text:span text:style-name="T7">|| $2 == "manager"</text:span>) print $<text:span text:style-name="T1">1,$2,$4,$4*1.1</text:span>;}' <text:span text:style-name="T1">employee</text:span>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9T09:43:06.868373773</meta:creation-date>
    <dc:date>2024-05-20T14:03:02.861593903</dc:date>
    <meta:editing-duration>PT27M1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23" meta:character-count="897" meta:non-whitespace-character-count="785"/>
  </office:meta>
</office:document-meta>
</file>